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paragraph-rsid="001361df"/>
    </style:style>
    <style:style style:name="P2" style:family="paragraph" style:parent-style-name="Standard">
      <style:text-properties officeooo:rsid="0012464e" officeooo:paragraph-rsid="0012464e"/>
    </style:style>
    <style:style style:name="P3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</style:style>
    <style:style style:name="P4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officeooo:paragraph-rsid="001361df"/>
    </style:style>
    <style:style style:name="P5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fo:color="#000000"/>
    </style:style>
    <style:style style:name="P6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fo:color="#000000" officeooo:rsid="001361df" officeooo:paragraph-rsid="001361df"/>
    </style:style>
    <style:style style:name="P7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officeooo:rsid="001499ec" officeooo:paragraph-rsid="001361df"/>
    </style:style>
    <style:style style:name="P8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fo:color="#000000" officeooo:rsid="0012464e" officeooo:paragraph-rsid="001361df"/>
    </style:style>
    <style:style style:name="P9" style:family="paragraph" style:parent-style-name="Preformatted_20_Text">
      <style:text-properties officeooo:paragraph-rsid="0012464e"/>
    </style:style>
    <style:style style:name="P10" style:family="paragraph" style:parent-style-name="Preformatted_20_Text">
      <style:paragraph-properties fo:margin-left="5.212cm" fo:margin-right="0cm" fo:margin-top="0cm" fo:margin-bottom="0cm" style:contextual-spacing="false" fo:text-indent="-5.212cm" style:auto-text-indent="false">
        <style:tab-stops/>
      </style:paragraph-properties>
      <style:text-properties officeooo:paragraph-rsid="001361df"/>
    </style:style>
    <style:style style:name="P11" style:family="paragraph" style:parent-style-name="Preformatted_20_Text">
      <style:paragraph-properties fo:margin-left="5.212cm" fo:margin-right="0cm" fo:margin-top="0cm" fo:margin-bottom="0cm" style:contextual-spacing="false" fo:text-indent="-5.212cm" style:auto-text-indent="false">
        <style:tab-stops/>
      </style:paragraph-properties>
      <style:text-properties officeooo:paragraph-rsid="0014736f"/>
    </style:style>
    <style:style style:name="P12" style:family="paragraph" style:parent-style-name="Preformatted_20_Text">
      <style:paragraph-properties fo:margin-left="5.212cm" fo:margin-right="0cm" fo:margin-top="0cm" fo:margin-bottom="0cm" style:contextual-spacing="false" fo:text-indent="-5.212cm" style:auto-text-indent="false">
        <style:tab-stops/>
      </style:paragraph-properties>
      <style:text-properties officeooo:paragraph-rsid="001499ec"/>
    </style:style>
    <style:style style:name="P13" style:family="paragraph" style:parent-style-name="Preformatted_20_Text">
      <style:paragraph-properties fo:margin-left="5.212cm" fo:margin-right="0cm" fo:margin-top="0cm" fo:margin-bottom="0cm" style:contextual-spacing="false" fo:text-indent="-5.212cm" style:auto-text-indent="false">
        <style:tab-stops/>
      </style:paragraph-properties>
      <style:text-properties fo:color="#000000" officeooo:rsid="001499ec" officeooo:paragraph-rsid="001499ec"/>
    </style:style>
    <style:style style:name="P14" style:family="paragraph" style:parent-style-name="Preformatted_20_Text">
      <style:paragraph-properties fo:margin-left="5.212cm" fo:margin-right="0cm" fo:margin-top="0cm" fo:margin-bottom="0cm" style:contextual-spacing="false" fo:text-indent="-5.212cm" style:auto-text-indent="false">
        <style:tab-stops/>
      </style:paragraph-properties>
      <style:text-properties fo:color="#000000" officeooo:paragraph-rsid="0014f4cf"/>
    </style:style>
    <style:style style:name="P15" style:family="paragraph" style:parent-style-name="Preformatted_20_Text">
      <style:paragraph-properties fo:margin-left="5.212cm" fo:margin-right="0cm" fo:margin-top="0cm" fo:margin-bottom="0cm" style:contextual-spacing="false" fo:text-indent="-5.212cm" style:auto-text-indent="false">
        <style:tab-stops/>
      </style:paragraph-properties>
      <style:text-properties fo:color="#000000" officeooo:rsid="0014f4cf" officeooo:paragraph-rsid="0014f4cf"/>
    </style:style>
    <style:style style:name="T1" style:family="text">
      <style:text-properties officeooo:rsid="0012464e"/>
    </style:style>
    <style:style style:name="T2" style:family="text">
      <style:text-properties fo:color="#c0c0c0"/>
    </style:style>
    <style:style style:name="T3" style:family="text">
      <style:text-properties fo:color="#c0c0c0" officeooo:rsid="0012464e"/>
    </style:style>
    <style:style style:name="T4" style:family="text">
      <style:text-properties fo:color="#c0c0c0" officeooo:rsid="001361df"/>
    </style:style>
    <style:style style:name="T5" style:family="text">
      <style:text-properties fo:color="#808000"/>
    </style:style>
    <style:style style:name="T6" style:family="text">
      <style:text-properties fo:color="#808000" officeooo:rsid="0012464e"/>
    </style:style>
    <style:style style:name="T7" style:family="text">
      <style:text-properties fo:color="#808000" officeooo:rsid="001361df"/>
    </style:style>
    <style:style style:name="T8" style:family="text">
      <style:text-properties fo:color="#000000"/>
    </style:style>
    <style:style style:name="T9" style:family="text">
      <style:text-properties fo:color="#000000" officeooo:rsid="0012464e"/>
    </style:style>
    <style:style style:name="T10" style:family="text">
      <style:text-properties fo:color="#000000" officeooo:rsid="001361df"/>
    </style:style>
    <style:style style:name="T11" style:family="text">
      <style:text-properties fo:color="#000000" officeooo:rsid="0014736f"/>
    </style:style>
    <style:style style:name="T12" style:family="text">
      <style:text-properties fo:color="#000000" officeooo:rsid="001499ec"/>
    </style:style>
    <style:style style:name="T13" style:family="text">
      <style:text-properties fo:color="#000000" officeooo:rsid="0015f239"/>
    </style:style>
    <style:style style:name="T14" style:family="text">
      <style:text-properties officeooo:rsid="001361df"/>
    </style:style>
    <style:style style:name="T15" style:family="text">
      <style:text-properties fo:color="#800080"/>
    </style:style>
    <style:style style:name="T16" style:family="text">
      <style:text-properties officeooo:rsid="0014f4cf"/>
    </style:style>
    <style:style style:name="T17" style:family="text">
      <style:text-properties fo:font-variant="normal" fo:text-transform="none" fo:color="#222222" style:font-name="arial" fo:font-size="9.75pt" fo:letter-spacing="normal" fo:font-style="normal" fo:font-weight="normal" officeooo:rsid="0014f4cf"/>
    </style:style>
    <style:style style:name="T18" style:family="text">
      <style:text-properties officeooo:rsid="0015f23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odo formulario <text:span text:style-name="T18">para TERRA</text:span> hecho en c++ Qt deberá tener cómo mínimo los siguientes métodos:</text:p>
      <text:p text:style-name="P2"/>
      <text:p text:style-name="P2"/>
      <text:p text:style-name="P9"><text:span text:style-name="T3"><text:s text:c="4"/></text:span><text:span text:style-name="T6">void</text:span><text:span text:style-name="T3"> </text:span><text:span text:style-name="T1">desbloquearCampos</text:span><text:span text:style-name="T9">();</text:span></text:p>
      <text:p text:style-name="P3"><text:span text:style-name="T2"><text:s text:c="4"/></text:span><text:span text:style-name="T5">void</text:span><text:span text:style-name="T2"> </text:span>bloquearCampos<text:span text:style-name="T8">();</text:span></text:p>
      <text:p text:style-name="P3"><text:span text:style-name="T2"><text:s text:c="4"/></text:span><text:span text:style-name="T5">void</text:span><text:span text:style-name="T2"> </text:span>LLenarCampos<text:span text:style-name="T8">();</text:span></text:p>
      <text:p text:style-name="P3"><text:span text:style-name="T2"><text:s text:c="4"/></text:span><text:span text:style-name="T5">void</text:span><text:span text:style-name="T2"> </text:span>CargarCamposEn<text:span text:style-name="T14">&lt;nombreTabla&gt;</text:span><text:span text:style-name="T8">();</text:span></text:p>
      <text:p text:style-name="P3"><text:span text:style-name="T2"><text:s text:c="4"/></text:span><text:span text:style-name="T5">void</text:span><text:span text:style-name="T2"> </text:span>VaciarCampos<text:span text:style-name="T8">();</text:span></text:p>
      <text:p text:style-name="P5"/>
      <text:p text:style-name="P5"/>
      <text:p text:style-name="P10"><text:span text:style-name="T10">desbloquearCampos</text:span><text:span text:style-name="T12">()</text:span><text:span text:style-name="T10">: --&gt; Activa los campos editables del formulario </text:span><text:span text:style-name="T11">y controles como botones.</text:span></text:p>
      <text:p text:style-name="P11"><text:span text:style-name="T11">bloquearCampos</text:span><text:span text:style-name="T12">()</text:span><text:span text:style-name="T11">:------&gt; Desactiva los controles cuando no debe ser posible la edición.</text:span></text:p>
      <text:p text:style-name="P11"><text:span text:style-name="T11">LlenarCampos</text:span><text:span text:style-name="T12">()</text:span><text:span text:style-name="T11">:--------&gt; Es el encargado de pasar los valores contenidos en la clase correspondiente a los campos del formulario.</text:span></text:p>
      <text:p text:style-name="P11"><text:span text:style-name="T11">CargarCamposEnXXXXXXX</text:span><text:span text:style-name="T12">()</text:span><text:span text:style-name="T11">&gt; Es el encargado de cargar los valores de los controles del formulario a las propiedades de la clase. </text:span><text:span text:style-name="T13">(Sustituir XXXXXX por el nombre de la clase)</text:span></text:p>
      <text:p text:style-name="P5"/>
      <text:p text:style-name="P5"/>
      <text:p text:style-name="P1"><text:span text:style-name="T1">Todo </text:span><text:span text:style-name="T14">Clase referente a archivo</text:span><text:span text:style-name="T1"> hecho en c++ Qt deberá tener cómo mínimo los siguientes métodos:</text:span></text:p>
      <text:p text:style-name="P8"/>
      <text:p text:style-name="P6"/>
      <text:p text:style-name="P6"/>
      <text:p text:style-name="P4"><text:span text:style-name="T4"><text:s text:c="4"/></text:span><text:span text:style-name="T7">void</text:span><text:span text:style-name="T4"> </text:span><text:span text:style-name="T10">Anadir();</text:span></text:p>
      <text:p text:style-name="P3"><text:span text:style-name="T2"><text:s text:c="4"/></text:span><text:span text:style-name="T5">void</text:span><text:span text:style-name="T2"> </text:span>Recuperar<text:span text:style-name="T8">(</text:span><text:span text:style-name="T15">QString</text:span><text:span text:style-name="T2"> </text:span>cSQL<text:span text:style-name="T8">);</text:span></text:p>
      <text:p text:style-name="P3"><text:span text:style-name="T2"><text:s text:c="4"/></text:span><text:span text:style-name="T5">void</text:span><text:span text:style-name="T2"> </text:span>Recuperar<text:span text:style-name="T8">(</text:span><text:span text:style-name="T15">QString</text:span><text:span text:style-name="T2"> </text:span>cSQL<text:span text:style-name="T8">,</text:span><text:span text:style-name="T5">int</text:span><text:span text:style-name="T2"> </text:span>nProcede<text:span text:style-name="T8">);</text:span></text:p>
      <text:p text:style-name="P3"><text:span text:style-name="T2"><text:s text:c="4"/></text:span><text:span text:style-name="T5">void</text:span><text:span text:style-name="T2"> </text:span>Guardar<text:span text:style-name="T8">();</text:span></text:p>
      <text:p text:style-name="P3"><text:span text:style-name="T2"><text:s text:c="4"/></text:span><text:span text:style-name="T5">void</text:span><text:span text:style-name="T2"> </text:span>Vaciar<text:span text:style-name="T8">();</text:span></text:p>
      <text:p text:style-name="P3"><text:span text:style-name="T2"><text:s text:c="4"/></text:span><text:span text:style-name="T5">void</text:span><text:span text:style-name="T2"> </text:span>Borrar<text:span text:style-name="T8">(</text:span><text:span text:style-name="T5">int</text:span><text:span text:style-name="T2"> </text:span>nId<text:span text:style-name="T8">);</text:span></text:p>
      <text:p text:style-name="P7"/>
      <text:p text:style-name="P7"/>
      <text:p text:style-name="P12"><text:span text:style-name="T10">Anadir() </text:span><text:span text:style-name="T12">--------------&gt; Añade un nuevo registro a la base de datos y devuelve el registro lleno para obtener la id del registro.</text:span></text:p>
      <text:p text:style-name="P13"/>
      <text:p text:style-name="P13">Recuperar(QString cSQL)&gt; Carga los datos contenidos en el registro de la base de datos en las propiedades de la clase.</text:p>
      <text:p text:style-name="P13"><text:tab/>CSQL debe ser una cadena SQL Adecuada para la recuperación del registro.</text:p>
      <text:p text:style-name="P13"/>
      <text:p text:style-name="P13">Recuperar(QString cSQL, int nProcede)</text:p>
      <text:p text:style-name="P13"><text:tab/>Carga los datos contenidos en el registro de la base de datos en las propiedades de la clase.</text:p>
      <text:p text:style-name="P13"><text:tab/>CSQL debe ser una cadena SQL Adecuada para la recuperación del registro.</text:p>
      <text:p text:style-name="P13"><text:tab/>Nprocede será 1 en el caso de ser llamado desde el boton siguiente y 2 en el caso de ser llamado desde el botón anterior. Esto nos permite indicar cuando se llega al inicio o al final de fichero.</text:p>
      <text:p text:style-name="P13"/>
      <text:p text:style-name="P13">Guardar----------------&gt; Guarda en el registro de la BD los valores contenidos en las propiedades de la clase.</text:p>
      <text:p text:style-name="P13"/>
      <text:p text:style-name="P13">Vaciar-----------------&gt; Vacía los valores contenidos en las propiedades referentes a campos de BD</text:p>
      <text:p text:style-name="P13">Borrar-----------------&gt; Se encarga de borrar el registro activo de la base de datos.</text:p>
      <text:p text:style-name="P13"/>
      <text:p text:style-name="P14"><text:span text:style-name="T17"/>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, sans-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DejaVu Sans Mono" style:font-size-asian="10pt" style:font-name-complex="DejaVu Sans Mono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12T17:28:14</meta:creation-date>
    <dc:date>2012-10-09T13:25:50</dc:date>
    <meta:editing-duration>PT31M39S</meta:editing-duration>
    <meta:editing-cycles>5</meta:editing-cycles>
    <meta:generator>LibreOffice/3.6$Linux_X86_64 LibreOffice_project/360m1$Build-2</meta:generator>
    <meta:document-statistic meta:table-count="0" meta:image-count="0" meta:object-count="0" meta:page-count="1" meta:paragraph-count="27" meta:word-count="302" meta:character-count="1979" meta:non-whitespace-character-count="1663"/>
  </office:meta>
</office:document-meta>
</file>